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32065C305CF9CFC59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78e" officeooo:paragraph-rsid="000a578e"/>
    </style:style>
    <style:style style:name="P2" style:family="paragraph">
      <loext:graphic-properties draw:fill="solid" draw:fill-color="#000000"/>
      <style:paragraph-properties fo:text-align="start"/>
      <style:text-properties fo:font-size="1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1pt"/>
    </style:style>
    <style:style style:name="gr1" style:family="graphic">
      <style:graphic-properties fo:margin-left="0cm" fo:margin-right="0.021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21.214cm" fo:min-width="16.914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35cm" svg:stroke-color="#000000" draw:fill="none" loext:fill-use-slide-background="false" draw:textarea-vertical-align="top" draw:auto-grow-height="false" fo:min-height="11.111cm" fo:min-width="6.676cm" fo:padding-top="0cm" fo:padding-bottom="0cm" fo:padding-left="0cm" fo:padding-right="0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char" draw:z-index="0" draw:name="object 4" draw:style-name="gr1"><draw:custom-shape draw:name="object 5" draw:style-name="gr2" draw:text-style-name="P2" svg:width="16.913cm" svg:height="21.213cm" svg:x="0cm" svg:y="0cm"><text:p/><draw:enhanced-geometry draw:mirror-horizontal="false" draw:mirror-vertical="false" drawooo:sub-view-size="6088380 7636509" draw:text-areas="0 0 ?f0 ?f1" svg:viewBox="0 0 0 0" draw:type="ooxml-non-primitive" draw:enhanced-path="M 6088062 0 L 6082030 0 6081979 6096 6081979 7630414 6096 7630414 6096 6096 6081979 6096 6081979 0 6096 0 0 0 0 6096 0 7630414 0 7636510 6096 7636510 6081979 7636510 6088062 7636510 6088062 7630414 6088062 6096 6088062 0 Z N"><draw:equation draw:name="f0" draw:formula="logwidth"/><draw:equation draw:name="f1" draw:formula="logheight"/></draw:enhanced-geometry></draw:custom-shape><draw:frame draw:name="object 6" draw:style-name="gr3" draw:text-style-name="P3" svg:width="6.64cm" svg:height="11.074cm" svg:x="1.254cm" svg:y="0.739cm"><draw:image xlink:href="Pictures/10000000000001E00000032065C305CF9CFC59B1.png" xlink:type="simple" xlink:show="embed" xlink:actuate="onLoad" draw:mime-type="image/png"><text:p/></draw:image></draw:frame><draw:custom-shape draw:name="object 7" draw:style-name="gr4" draw:text-style-name="P4" svg:width="6.675cm" svg:height="11.11cm" svg:x="1.236cm" svg:y="0.721cm"><text:p/><draw:enhanced-geometry draw:mirror-horizontal="false" draw:mirror-vertical="false" drawooo:sub-view-size="2403475 3999229" draw:text-areas="0 0 ?f0 ?f1" svg:viewBox="0 0 0 0" draw:type="ooxml-non-primitive" draw:enhanced-path="M 0 3999229 L 2403475 3999229 2403475 0 0 0 0 3999229 Z N"><draw:equation draw:name="f0" draw:formula="logwidth"/><draw:equation draw:name="f1" draw:formula="logheight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0:02:22.525000000</meta:creation-date>
    <dc:date>2022-09-22T20:02:51.446000000</dc:date>
    <meta:editing-duration>PT2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